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ymbol" svg:font-family="Symbol" style:font-charset="x-symbol"/>
    <style:font-face style:name="OpenSymbol1" svg:font-family="OpenSymbol"/>
    <style:font-face style:name="OpenSymbol" svg:font-family="OpenSymbol, 'Arial Unicode MS'"/>
    <style:font-face style:name="Tahoma1" svg:font-family="Tahoma"/>
    <style:font-face style:name="DejaVu Sans" svg:font-family="'DejaVu Sans'" style:font-pitch="variable"/>
    <style:font-face style:name="SimSun" svg:font-family="SimSun, 宋体"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au1" style:family="table">
      <style:table-properties style:width="16.002cm" table:align="margins" style:writing-mode="lr-tb"/>
    </style:style>
    <style:style style:name="Tableau1.A" style:family="table-column">
      <style:table-column-properties style:column-width="4.001cm" style:rel-column-width="16381*"/>
    </style:style>
    <style:style style:name="Tableau1.B" style:family="table-column">
      <style:table-column-properties style:column-width="1.499cm" style:rel-column-width="6142*"/>
    </style:style>
    <style:style style:name="Tableau1.C" style:family="table-column">
      <style:table-column-properties style:column-width="1.312cm" style:rel-column-width="5376*"/>
    </style:style>
    <style:style style:name="Tableau1.J" style:family="table-column">
      <style:table-column-properties style:column-width="1.314cm" style:rel-column-width="5380*"/>
    </style:style>
    <style:style style:name="Tableau1.A1" style:family="table-cell">
      <style:table-cell-properties fo:padding="0.097cm" fo:border-left="0.088cm solid #000000" fo:border-right="none" fo:border-top="0.088cm solid #000000" fo:border-bottom="0.088cm solid #000000"/>
    </style:style>
    <style:style style:name="Tableau1.B1" style:family="table-cell">
      <style:table-cell-properties fo:padding="0.097cm" fo:border="0.088cm solid #000000"/>
    </style:style>
    <style:style style:name="Tableau1.C1" style:family="table-cell">
      <style:table-cell-properties fo:padding="0.097cm" fo:border-left="0.002cm solid #000000" fo:border-right="none" fo:border-top="0.088cm solid #000000" fo:border-bottom="0.088cm solid #000000"/>
    </style:style>
    <style:style style:name="Tableau1.J1" style:family="table-cell">
      <style:table-cell-properties fo:padding="0.097cm" fo:border-left="0.002cm solid #000000" fo:border-right="0.088cm solid #000000" fo:border-top="0.088cm solid #000000" fo:border-bottom="0.088cm solid #000000"/>
    </style:style>
    <style:style style:name="Tableau1.A2" style:family="table-cell">
      <style:table-cell-properties fo:padding="0.097cm" fo:border-left="0.088cm solid #000000" fo:border-right="none" fo:border-top="none" fo:border-bottom="0.002cm solid #000000"/>
    </style:style>
    <style:style style:name="Tableau1.B2" style:family="table-cell">
      <style:table-cell-properties fo:padding="0.097cm" fo:border-left="0.088cm solid #000000" fo:border-right="0.088cm solid #000000" fo:border-top="none" fo:border-bottom="0.018cm solid #000000"/>
    </style:style>
    <style:style style:name="Tableau1.C2" style:family="table-cell">
      <style:table-cell-properties fo:padding="0.097cm" fo:border-left="0.002cm solid #000000" fo:border-right="0.088cm solid #000000" fo:border-top="none" fo:border-bottom="0.002cm solid #000000"/>
    </style:style>
    <style:style style:name="Tableau1.C3" style:family="table-cell">
      <style:table-cell-properties fo:padding="0.097cm" fo:border-left="0.002cm solid #000000" fo:border-right="none" fo:border-top="none" fo:border-bottom="0.002cm solid #000000"/>
    </style:style>
    <style:style style:name="Tableau1.A13" style:family="table-cell">
      <style:table-cell-properties style:border-line-width-top="0.002cm 0.088cm 0.002cm" fo:padding="0.097cm" fo:border-left="0.088cm solid #000000" fo:border-right="none" fo:border-top="0.092cm double #000000" fo:border-bottom="0.088cm solid #000000"/>
    </style:style>
    <style:style style:name="Tableau1.B13" style:family="table-cell">
      <style:table-cell-properties style:border-line-width-top="0.002cm 0.088cm 0.002cm" fo:padding="0.097cm" fo:border-left="0.088cm solid #000000" fo:border-right="0.088cm solid #000000" fo:border-top="0.092cm double #000000" fo:border-bottom="0.088cm solid #000000"/>
    </style:style>
    <style:style style:name="Tableau1.C13" style:family="table-cell">
      <style:table-cell-properties style:border-line-width-top="0.002cm 0.088cm 0.002cm" fo:padding="0.097cm" fo:border-left="0.002cm solid #000000" fo:border-right="none" fo:border-top="0.092cm double #000000" fo:border-bottom="0.088cm solid #000000"/>
    </style:style>
    <style:style style:name="Tableau1.J13" style:family="table-cell">
      <style:table-cell-properties style:border-line-width-top="0.002cm 0.088cm 0.002cm" fo:padding="0.097cm" fo:border-left="0.002cm solid #000000" fo:border-right="0.088cm solid #000000" fo:border-top="0.092cm double #000000" fo:border-bottom="0.088cm solid #000000"/>
    </style:style>
    <style:style style:name="P1" style:family="paragraph" style:parent-style-name="Header">
      <style:paragraph-properties fo:text-align="start" style:justify-single-word="false"/>
      <style:text-properties fo:font-size="11pt" fo:language="fr" fo:country="FR" style:font-size-asian="11pt" style:font-size-complex="11pt"/>
    </style:style>
    <style:style style:name="P2" style:family="paragraph" style:parent-style-name="Standard">
      <style:paragraph-properties fo:text-align="center" style:justify-single-word="false"/>
      <style:text-properties fo:font-size="12pt" fo:language="fr" fo:country="FR" style:font-size-asian="12pt" style:font-size-complex="12pt"/>
    </style:style>
    <style:style style:name="P3" style:family="paragraph" style:parent-style-name="Standard">
      <style:paragraph-properties fo:text-align="center" style:justify-single-word="false"/>
      <style:text-properties style:font-name="Arial" fo:font-size="14pt" fo:language="fr" fo:country="FR" style:font-size-asian="14pt" style:font-size-complex="14pt"/>
    </style:style>
    <style:style style:name="P4" style:family="paragraph" style:parent-style-name="Standard">
      <style:paragraph-properties fo:text-align="center" style:justify-single-word="false"/>
    </style:style>
    <style:style style:name="P5" style:family="paragraph" style:parent-style-name="Standard">
      <style:paragraph-properties fo:text-align="center" style:justify-single-word="false"/>
      <style:text-properties fo:language="fr" fo:country="FR" style:text-underline-style="none"/>
    </style:style>
    <style:style style:name="P6" style:family="paragraph" style:parent-style-name="Standard">
      <style:paragraph-properties fo:text-align="start" style:justify-single-word="false"/>
      <style:text-properties fo:language="fr" fo:country="FR" style:text-underline-style="none"/>
    </style:style>
    <style:style style:name="P7" style:family="paragraph" style:parent-style-name="Standard">
      <style:paragraph-properties fo:margin-left="0cm" fo:margin-right="0cm" fo:text-indent="0cm" style:auto-text-indent="false"/>
    </style:style>
    <style:style style:name="P8" style:family="paragraph" style:parent-style-name="MyTextBody">
      <style:paragraph-properties fo:margin-left="0cm" fo:margin-right="0cm" fo:text-indent="0cm" style:auto-text-indent="false"/>
    </style:style>
    <style:style style:name="P9" style:family="paragraph" style:parent-style-name="Heading">
      <style:text-properties fo:font-size="14pt" style:font-size-asian="14pt" style:font-size-complex="14pt"/>
    </style:style>
    <style:style style:name="P10" style:family="paragraph" style:parent-style-name="Title">
      <style:paragraph-properties fo:text-align="center" style:justify-single-word="false"/>
      <style:text-properties style:text-underline-style="none"/>
    </style:style>
    <style:style style:name="P11" style:family="paragraph" style:parent-style-name="Contents_20_3">
      <style:paragraph-properties fo:margin-left="1.249cm" fo:margin-right="0cm" fo:text-indent="0cm" style:auto-text-indent="false">
        <style:tab-stops>
          <style:tab-stop style:position="16.002cm" style:type="right" style:leader-style="dotted" style:leader-text="."/>
        </style:tab-stops>
      </style:paragraph-properties>
    </style:style>
    <style:style style:name="P12" style:family="paragraph" style:parent-style-name="Contents_20_1">
      <style:paragraph-properties>
        <style:tab-stops>
          <style:tab-stop style:position="16.002cm" style:type="right" style:leader-style="dotted" style:leader-text="."/>
        </style:tab-stops>
      </style:paragraph-properties>
    </style:style>
    <style:style style:name="P13" style:family="paragraph" style:parent-style-name="Contents_20_2">
      <style:paragraph-properties>
        <style:tab-stops>
          <style:tab-stop style:position="16.002cm" style:type="right" style:leader-style="dotted" style:leader-text="."/>
        </style:tab-stops>
      </style:paragraph-properties>
    </style:style>
    <style:style style:name="P14" style:family="paragraph" style:parent-style-name="Table_20_Contents">
      <style:paragraph-properties fo:text-align="center" style:justify-single-word="false"/>
    </style:style>
    <style:style style:name="P15" style:family="paragraph" style:parent-style-name="Standard" style:list-style-name="WW8Num3"/>
    <style:style style:name="P16" style:family="paragraph" style:parent-style-name="Standard">
      <style:text-properties style:text-underline-style="none"/>
    </style:style>
    <style:style style:name="P17" style:family="paragraph" style:parent-style-name="Standard" style:list-style-name="L1"/>
    <style:style style:name="P18" style:family="paragraph" style:parent-style-name="Standard" style:list-style-name="L2"/>
    <style:style style:name="P19" style:family="paragraph" style:parent-style-name="Standard" style:list-style-name="L3"/>
    <style:style style:name="P20" style:family="paragraph" style:parent-style-name="Standard" style:list-style-name="L4"/>
    <style:style style:name="P21" style:family="paragraph" style:parent-style-name="Text_20_body" style:list-style-name="L3"/>
    <style:style style:name="P22" style:family="paragraph" style:parent-style-name="Heading" style:master-page-name="Standard">
      <style:paragraph-properties style:page-number="auto"/>
      <style:text-properties fo:font-size="28pt" style:font-size-asian="28pt" style:font-size-complex="28pt"/>
    </style:style>
    <style:style style:name="P23" style:family="paragraph" style:parent-style-name="Heading_20_1" style:master-page-name="Conversion_20_1">
      <style:paragraph-properties fo:margin-left="1.249cm" fo:margin-right="0cm" fo:text-indent="0cm" style:auto-text-indent="false" style:page-number="auto" fo:break-before="page"/>
    </style:style>
    <style:style style:name="P24" style:family="paragraph" style:parent-style-name="Heading_20_1">
      <style:paragraph-properties fo:margin-left="1.249cm" fo:margin-right="0cm" fo:text-indent="0cm" style:auto-text-indent="false"/>
    </style:style>
    <style:style style:name="Sect1" style:family="section">
      <style:section-properties style:editable="false">
        <style:columns fo:column-count="1" fo:column-gap="0cm"/>
      </style:section-properties>
    </style:style>
    <style:style style:name="Sect2" style:family="section">
      <style:section-properties text:dont-balance-text-columns="true" style:writing-mode="lr-tb" style:editable="false">
        <style:columns fo:column-count="1" fo:column-gap="0cm"/>
        <text:notes-configuration text:note-class="footnote"/>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OUTILS ET MODÈLES POUR LE GÉNIE LOGICIEL :</text:p>
      <text:p text:style-name="P9">BASE DE DONNÉES RELATIONNELLE</text:p>
      <text:p text:style-name="P10"/>
      <text:p text:style-name="P10">Réalisé par:</text:p>
      <text:p text:style-name="P4">Pierre Bailhache</text:p>
      <text:p text:style-name="P4">Jean-Sébastien Bezolles</text:p>
      <text:p text:style-name="P4">Benjamin Denom</text:p>
      <text:p text:style-name="P4">Alexandre Garcia</text:p>
      <text:p text:style-name="P4">Arnaud Ladoucette</text:p>
      <text:p text:style-name="P4">Pablo Larvor</text:p>
      <text:p text:style-name="P4">Dimitri Sabadie</text:p>
      <text:p text:style-name="P4">Christian Viat</text:p>
      <text:p text:style-name="P2"/>
      <text:p text:style-name="P2"/>
      <text:p text:style-name="P3">Corrigé par:</text:p>
      <text:p text:style-name="Standard"/>
      <text:p text:style-name="P4">Olivier Guibert</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
      <text:table-of-content text:style-name="Sect1"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ext:soft-page-break/>Table des matières</text:p>
          </text:index-title>
          <text:p text:style-name="P12">Introduction<text:tab/>3</text:p>
          <text:p text:style-name="P12">I. Conception<text:tab/>4</text:p>
          <text:p text:style-name="P13">I.1Schéma Entités – Associations<text:tab/>4</text:p>
          <text:p text:style-name="P13">I.2Diagramme de classes<text:tab/>4</text:p>
          <text:p text:style-name="P13">I.3Scripts réalisés<text:tab/>4</text:p>
          <text:p text:style-name="P11">I.3.a CréationBD.sql<text:tab/>4</text:p>
          <text:p text:style-name="P11">I.3.b DonneesBD.sql<text:tab/>6</text:p>
          <text:p text:style-name="P11">I.3.c InterrogationBD.sql<text:tab/>6</text:p>
          <text:p text:style-name="P11">I.3.d DestructionBD.sql<text:tab/>7</text:p>
          <text:p text:style-name="P12">II. Gestion de projet<text:tab/>7</text:p>
          <text:p text:style-name="P13">II.1Répartition des tâches<text:tab/>7</text:p>
          <text:p text:style-name="P13">II.2Les tâches restantes<text:tab/>8</text:p>
          <text:p text:style-name="P12">Conclusion<text:tab/>8</text:p>
        </text:index-body>
      </text:table-of-content>
      <text:p text:style-name="P6"/>
      <text:section text:style-name="Sect2" text:name="Section2">
        <text:h text:style-name="P23" text:outline-level="1" text:is-list-header="true">Introduction</text:h>
        <text:p text:style-name="P7">Dans le cadre de notre enseignement en Base de Données relationnelle, il nous a été demandé de concevoir et programmer une architecture permettant de mettre en place une Base de Données en rapport avec un sujet de notre choix. L'objectif de ce projet et de mettre en pratique les notions de Base de Données vues en cours et d'en découvrir d'autres à travers cette expérience.</text:p>
        <text:p text:style-name="P7"/>
        <text:p text:style-name="P7">Nous avons choisi pour ce projet de créer une Base de Données gérant la vente et location de différents produits au sein d'une filiale de magasins d'instruments de musique s'appelant « GuitareStore ».</text:p>
        <text:p text:style-name="P8">Ce magasin propose plusieurs produits dont en voici la liste exhaustive :</text:p>
        <text:list xml:id="list27299696" text:style-name="WW8Num3">
          <text:list-item>
            <text:p text:style-name="P15">vente d'instruments de musique : tous types de guitare, de basse et de ukulélé</text:p>
          </text:list-item>
          <text:list-item>
            <text:p text:style-name="P15">vente d'amplificateurs de tous types, à savoir transistors, à lampes, hybrides, combo, rack, etc …</text:p>
          </text:list-item>
          <text:list-item>
            <text:p text:style-name="P15">ventes d'accessoires en tout genre, comme des médiators, des pédales à effets, des housses de rangement, des huiles et autres produits d'entretien, etc …</text:p>
          </text:list-item>
          <text:list-item>
            <text:p text:style-name="P15">possibilité de louer des instruments et des amplificateurs aux clients pendant une période donnée.</text:p>
            <text:p text:style-name="P15"/>
          </text:list-item>
        </text:list>
        <text:p text:style-name="P8">GuitareStore est une filiale proposant plusieurs magasins en France que l'on dénomme « store » dans lesquels chaque client peut acheter ou louer des produits de marque comme précédemment dit. Nous avons choisi d'enregistrer pour chacun d'entre eux la liste de leurs achats et locations afin de pouvoir gérer, au besoin d'une éventuelle évolution de la Base de Données, des offres promotionnelles personnalisées (anniversaires, ancienneté, …), des réductions, etc.</text:p>
        <text:p text:style-name="P8"/>
        <text:p text:style-name="P8"/>
        <text:p text:style-name="P8"/>
        <text:p text:style-name="P8"/>
        <text:p text:style-name="P8"/>
        <text:p text:style-name="P8"/>
        <text:p text:style-name="P8"/>
        <text:p text:style-name="P8"/>
        <text:p text:style-name="P8"><text:soft-page-break/></text:p>
        <text:p text:style-name="P8"/>
        <text:h text:style-name="Heading_20_1" text:outline-level="1">Conception</text:h>
        <text:p text:style-name="Standard">Pour concevoir cette Base de Données, nous avons d'abord commencé par réfléchir à comment notre architecture s'organiserait en construisant dans un premier temps un schéma Entités – Associations à partir duquel on a ensuite formulé un diagramme de classes.</text:p>
        <text:p text:style-name="Standard">Enfin pour gérer cette Base de Données, nous avons découpé notre code en 4 différents scripts que nous allons plus tard détailler.</text:p>
        <text:p text:style-name="Standard">Le premier s'occupe de créer la base de données en générant ses tables, ses contraintes, ses fonctions / procédures, déclencheurs, types, index, documents XML et vues.</text:p>
        <text:p text:style-name="Standard">Le second va s'occuper d'insérer des données de départ dans la Base de Données. Le troisième, quant à lui, permet à l'utilisateur d'interroger la Base de Données. Enfin le dernier a pour but de détruire la Base de Données.</text:p>
        <text:h text:style-name="Heading_20_2" text:outline-level="2">Schéma Entités – Associations</text:h>
        <text:p text:style-name="Standard"/>
        <text:h text:style-name="Heading_20_2" text:outline-level="2">Diagramme de classes</text:h>
        <text:p text:style-name="P16"/>
        <text:h text:style-name="Heading_20_2" text:outline-level="2">Scripts réalisés</text:h>
        <text:h text:style-name="Heading_20_3" text:outline-level="3">CréationBD.sql</text:h>
        <text:list xml:id="list27319287" text:style-name="L1">
          <text:list-item>
            <text:p text:style-name="P17">Génération des tables de la Base de Données</text:p>
          </text:list-item>
        </text:list>
        <text:p text:style-name="Standard"/>
        <text:list xml:id="list27380694" text:continue-numbering="true" text:style-name="L1">
          <text:list-item>
            <text:list>
              <text:list-item>
                <text:p text:style-name="P17">Catégories</text:p>
              </text:list-item>
              <text:list-item>
                <text:p text:style-name="P17">SousCategories</text:p>
              </text:list-item>
              <text:list-item>
                <text:p text:style-name="P17">Marques</text:p>
              </text:list-item>
              <text:list-item>
                <text:p text:style-name="P17"><text:soft-page-break/>Produits</text:p>
              </text:list-item>
              <text:list-item>
                <text:p text:style-name="P17">Clients</text:p>
              </text:list-item>
              <text:list-item>
                <text:p text:style-name="P17">Stores</text:p>
              </text:list-item>
              <text:list-item>
                <text:p text:style-name="P17">ListeAchat</text:p>
              </text:list-item>
              <text:list-item>
                <text:p text:style-name="P17">ListeLocation</text:p>
              </text:list-item>
            </text:list>
          </text:list-item>
        </text:list>
        <text:p text:style-name="Standard"/>
        <text:list xml:id="list27383839" text:continue-numbering="true" text:style-name="L1">
          <text:list-item>
            <text:p text:style-name="P17">Application de contraintes sur les champs des tables générées</text:p>
            <text:p text:style-name="P17"/>
            <text:list>
              <text:list-item>
                <text:p text:style-name="P17">Clés primaires</text:p>
              </text:list-item>
              <text:list-item>
                <text:p text:style-name="P17">Champs uniques</text:p>
              </text:list-item>
              <text:list-item>
                <text:p text:style-name="P17">Champs non NULL</text:p>
              </text:list-item>
              <text:list-item>
                <text:p text:style-name="P17">Clés étrangères</text:p>
              </text:list-item>
            </text:list>
          </text:list-item>
        </text:list>
        <text:p text:style-name="Standard"/>
        <text:p text:style-name="Standard"/>
        <text:list xml:id="list27383557" text:continue-numbering="true" text:style-name="L1">
          <text:list-item>
            <text:p text:style-name="P17">Création de types</text:p>
            <text:p text:style-name="P17"/>
            <text:list>
              <text:list-item>
                <text:p text:style-name="P17">Type_Adresse</text:p>
              </text:list-item>
              <text:list-item>
                <text:p text:style-name="P17">Type_Categories</text:p>
              </text:list-item>
              <text:list-item>
                <text:p text:style-name="P17">Type_SousCategories</text:p>
              </text:list-item>
              <text:list-item>
                <text:p text:style-name="P17">Type_Marques</text:p>
              </text:list-item>
              <text:list-item>
                <text:p text:style-name="P17">Type_Produits</text:p>
              </text:list-item>
              <text:list-item>
                <text:p text:style-name="P17">Type_Stores</text:p>
              </text:list-item>
              <text:list-item>
                <text:p text:style-name="P17">Type_Clients</text:p>
              </text:list-item>
              <text:list-item>
                <text:p text:style-name="P17">Type_ListeAchat</text:p>
              </text:list-item>
              <text:list-item>
                <text:p text:style-name="P17">Type_ListeLocation</text:p>
              </text:list-item>
            </text:list>
          </text:list-item>
        </text:list>
        <text:p text:style-name="Standard"/>
        <text:p text:style-name="Standard"/>
        <text:list xml:id="list27402982" text:continue-numbering="true" text:style-name="L1">
          <text:list-item>
            <text:p text:style-name="P17">Création d'index</text:p>
            <text:p text:style-name="P17"/>
            <text:list>
              <text:list-item>
                <text:p text:style-name="P17">Index_NomClient</text:p>
              </text:list-item>
              <text:list-item>
                <text:p text:style-name="P17">Index_NomProduit</text:p>
              </text:list-item>
              <text:list-item>
                <text:p text:style-name="P17">Index_NomMarque</text:p>
              </text:list-item>
            </text:list>
          </text:list-item>
        </text:list>
        <text:p text:style-name="Standard"/>
        <text:p text:style-name="Standard"/>
        <text:list xml:id="list27396791" text:continue-numbering="true" text:style-name="L1">
          <text:list-item>
            <text:p text:style-name="P17">Déclencheur (trigger)</text:p>
            <text:p text:style-name="P17"/>
            <text:list>
              <text:list-item>
                <text:p text:style-name="P17">trigDeleteMarque</text:p>
                <text:list>
                  <text:list-header>
                    <text:p text:style-name="P17">Avant chaque suppression d'une marque, affiche un message</text:p>
                  </text:list-header>
                </text:list>
              </text:list-item>
            </text:list>
          </text:list-item>
        </text:list>
        <text:p text:style-name="Standard"><text:soft-page-break/></text:p>
        <text:p text:style-name="Standard"/>
        <text:list xml:id="list27378257" text:continue-numbering="true" text:style-name="L1">
          <text:list-item>
            <text:p text:style-name="P17">Procédure / Fonction</text:p>
            <text:p text:style-name="P17"/>
            <text:list>
              <text:list-item>
                <text:p text:style-name="P17">AfficherAge ( nc : entier )</text:p>
                <text:list>
                  <text:list-header>
                    <text:p text:style-name="P17">Affiche l'âge du client de numéro nc</text:p>
                  </text:list-header>
                </text:list>
              </text:list-item>
              <text:list-item>
                <text:p text:style-name="P17">EstUnStore ( ns : entier ) : entier ( 1 ou 0 ) </text:p>
                <text:list>
                  <text:list-header>
                    <text:p text:style-name="P17">Indique si le store de numéro nc existe</text:p>
                  </text:list-header>
                </text:list>
              </text:list-item>
            </text:list>
          </text:list-item>
        </text:list>
        <text:p text:style-name="Standard"/>
        <text:list xml:id="list27400931" text:continue-numbering="true" text:style-name="L1">
          <text:list-item>
            <text:p text:style-name="P17">Génération de documents XML</text:p>
            <text:list>
              <text:list-item>
                <text:p text:style-name="P17">Clients</text:p>
              </text:list-item>
              <text:list-item>
                <text:p text:style-name="P17">Association Marques – Instruments</text:p>
              </text:list-item>
            </text:list>
          </text:list-item>
        </text:list>
        <text:p text:style-name="Standard"/>
        <text:list xml:id="list27389412" text:continue-numbering="true" text:style-name="L1">
          <text:list-item>
            <text:p text:style-name="P17">Génération d'une vue</text:p>
            <text:list>
              <text:list-item>
                <text:p text:style-name="P17">Vue_ClientAchat </text:p>
                <text:list>
                  <text:list-header>
                    <text:p text:style-name="P17">Affiche tous les clients ayant au moins un achat</text:p>
                  </text:list-header>
                </text:list>
              </text:list-item>
            </text:list>
          </text:list-item>
        </text:list>
        <text:p text:style-name="Standard"/>
        <text:h text:style-name="Heading_20_3" text:outline-level="3">DonneesBD.sql</text:h>
        <text:list xml:id="list27289079" text:style-name="L2">
          <text:list-item>
            <text:p text:style-name="P18">Insertion de données</text:p>
            <text:list>
              <text:list-item>
                <text:p text:style-name="P18">Clients</text:p>
              </text:list-item>
              <text:list-item>
                <text:p text:style-name="P18">Marques</text:p>
              </text:list-item>
              <text:list-item>
                <text:p text:style-name="P18">Produits</text:p>
              </text:list-item>
              <text:list-item>
                <text:p text:style-name="P18">Stores</text:p>
              </text:list-item>
              <text:list-item>
                <text:p text:style-name="P18">Categories (3 entrées)</text:p>
              </text:list-item>
              <text:list-item>
                <text:p text:style-name="P18">SousCategories</text:p>
              </text:list-item>
            </text:list>
          </text:list-item>
        </text:list>
        <text:p text:style-name="Standard"/>
        <text:p text:style-name="Standard"/>
        <text:h text:style-name="Heading_20_3" text:outline-level="3">InterrogationBD.sql</text:h>
        <text:p text:style-name="Standard">Ce script permet d'interroger la Base de Données au moyen de requêtes, voici la liste exhaustive de celles que nous avons implémenté:</text:p>
        <text:p text:style-name="Standard"/>
        <text:list xml:id="list27313184" text:style-name="L3">
          <text:list-item>
            <text:p text:style-name="P21">Cherche les produits de la marque YAMAHA moins chers que tous les produits de la marque KORG</text:p>
          </text:list-item>
          <text:list-item>
            <text:p text:style-name="P21"><text:soft-page-break/>Affiche le numéro, nom et prix du produit le moins cher </text:p>
          </text:list-item>
          <text:list-item>
            <text:p text:style-name="P21">Affiche les clients qui ont réalisé plus de trois achats</text:p>
          </text:list-item>
          <text:list-item>
            <text:p text:style-name="P21">Moyenne des prix des Amplis de la marque GIBSON</text:p>
          </text:list-item>
          <text:list-item>
            <text:p text:style-name="P19">Les clients qui ont loué et acheté </text:p>
          </text:list-item>
          <text:list-item>
            <text:p text:style-name="P19">Cumuls des prix pour chaque marque et pour tous</text:p>
          </text:list-item>
          <text:list-item>
            <text:p text:style-name="P21">Affiche les produits qui ont le même prix qu'un autre produit</text:p>
          </text:list-item>
          <text:list-item>
            <text:p text:style-name="P21">Affiche le numéro, nom et prix des produits avec un commentaire en fonction du prix</text:p>
          </text:list-item>
        </text:list>
        <text:p text:style-name="Standard"/>
        <text:h text:style-name="Heading_20_3" text:outline-level="3">DestructionBD.sql</text:h>
        <text:list xml:id="list27312752" text:style-name="L4">
          <text:list-item>
            <text:p text:style-name="P20">Détruit l'ensemble des</text:p>
            <text:list>
              <text:list-item>
                <text:p text:style-name="P20">Tables</text:p>
              </text:list-item>
              <text:list-item>
                <text:p text:style-name="P20">Types</text:p>
              </text:list-item>
              <text:list-item>
                <text:p text:style-name="P20">Index</text:p>
              </text:list-item>
              <text:list-item>
                <text:p text:style-name="P20">Déclencheurs</text:p>
              </text:list-item>
              <text:list-item>
                <text:p text:style-name="P20">Procédure / fonction</text:p>
              </text:list-item>
              <text:list-item>
                <text:p text:style-name="P20">Vues</text:p>
              </text:list-item>
            </text:list>
          </text:list-item>
        </text:list>
        <text:p text:style-name="Standard"/>
        <text:p text:style-name="Standard"/>
        <text:h text:style-name="Heading_20_1" text:outline-level="1">Gestion de projet</text:h>
        <text:h text:style-name="Heading_20_2" text:outline-level="2">Répartition des tâches</text:h>
        <text:p text:style-name="Standard"/>
        <table:table table:name="Tableau1" table:style-name="Tableau1">
          <table:table-column table:style-name="Tableau1.A"/>
          <table:table-column table:style-name="Tableau1.B"/>
          <table:table-column table:style-name="Tableau1.C" table:number-columns-repeated="7"/>
          <table:table-column table:style-name="Tableau1.J"/>
          <table:table-row>
            <table:table-cell table:style-name="Tableau1.A1" office:value-type="string">
              <text:p text:style-name="P14">Tâches</text:p>
            </table:table-cell>
            <table:table-cell table:style-name="Tableau1.B1" office:value-type="string">
              <text:p text:style-name="P14">Temps</text:p>
            </table:table-cell>
            <table:table-cell table:style-name="Tableau1.C1" office:value-type="string">
              <text:p text:style-name="P14">P.Bail</text:p>
            </table:table-cell>
            <table:table-cell table:style-name="Tableau1.C1" office:value-type="string">
              <text:p text:style-name="P14">JS.Be</text:p>
            </table:table-cell>
            <table:table-cell table:style-name="Tableau1.C1" office:value-type="string">
              <text:p text:style-name="P14">B.Den</text:p>
            </table:table-cell>
            <table:table-cell table:style-name="Tableau1.C1" office:value-type="string">
              <text:p text:style-name="P14">A.Gar</text:p>
            </table:table-cell>
            <table:table-cell table:style-name="Tableau1.C1" office:value-type="string">
              <text:p text:style-name="P14">A.Lad</text:p>
            </table:table-cell>
            <table:table-cell table:style-name="Tableau1.C1" office:value-type="string">
              <text:p text:style-name="P14">P.Lar</text:p>
            </table:table-cell>
            <table:table-cell table:style-name="Tableau1.C1" office:value-type="string">
              <text:p text:style-name="P14">D.Sab</text:p>
            </table:table-cell>
            <table:table-cell table:style-name="Tableau1.J1" office:value-type="string">
              <text:p text:style-name="P14">C.Viat</text:p>
            </table:table-cell>
          </table:table-row>
          <table:table-row>
            <table:table-cell table:style-name="Tableau1.A2" office:value-type="string">
              <text:p text:style-name="P14">Schéma E/A</text:p>
            </table:table-cell>
            <table:table-cell table:style-name="Tableau1.B2" office:value-type="string">
              <text:p text:style-name="P14">1h</text:p>
            </table:table-cell>
            <table:table-cell table:style-name="Tableau1.C2" table:number-columns-spanned="8" office:value-type="string">
              <text:p text:style-name="P14">1h</text:p>
            </table:table-cell>
            <table:covered-table-cell/>
            <table:covered-table-cell/>
            <table:covered-table-cell/>
            <table:covered-table-cell/>
            <table:covered-table-cell/>
            <table:covered-table-cell/>
            <table:covered-table-cell/>
          </table:table-row>
          <table:table-row>
            <table:table-cell table:style-name="Tableau1.A2" office:value-type="string">
              <text:p text:style-name="P14">Tables + contraintes</text:p>
            </table:table-cell>
            <table:table-cell table:style-name="Tableau1.B2" office:value-type="string">
              <text:p text:style-name="P14">3h</text:p>
            </table:table-cell>
            <table:table-cell table:style-name="Tableau1.C3" office:value-type="string">
              <text:p text:style-name="P14"/>
            </table:table-cell>
            <table:table-cell table:style-name="Tableau1.C3" office:value-type="string">
              <text:p text:style-name="P14"/>
            </table:table-cell>
            <table:table-cell table:style-name="Tableau1.C3" office:value-type="string">
              <text:p text:style-name="P14"/>
            </table:table-cell>
            <table:table-cell table:style-name="Tableau1.C3" office:value-type="string">
              <text:p text:style-name="P14"/>
            </table:table-cell>
            <table:table-cell table:style-name="Tableau1.C3" office:value-type="string">
              <text:p text:style-name="P14"/>
            </table:table-cell>
            <table:table-cell table:style-name="Tableau1.C3" office:value-type="string">
              <text:p text:style-name="P14"/>
            </table:table-cell>
            <table:table-cell table:style-name="Tableau1.C3" office:value-type="string">
              <text:p text:style-name="P14">3h</text:p>
            </table:table-cell>
            <table:table-cell table:style-name="Tableau1.C2" office:value-type="string">
              <text:p text:style-name="P14"/>
            </table:table-cell>
          </table:table-row>
          <table:table-row>
            <table:table-cell table:style-name="Tableau1.A2" office:value-type="string">
              <text:p text:style-name="P14">Types</text:p>
            </table:table-cell>
            <table:table-cell table:style-name="Tableau1.B2" office:value-type="string">
              <text:p text:style-name="P14">1h</text:p>
            </table:table-cell>
            <table:table-cell table:style-name="Tableau1.C3" office:value-type="string">
              <text:p text:style-name="P14"/>
            </table:table-cell>
            <table:table-cell table:style-name="Tableau1.C3" office:value-type="string">
              <text:p text:style-name="P14"/>
            </table:table-cell>
            <table:table-cell table:style-name="Tableau1.C3" office:value-type="string">
              <text:p text:style-name="P14">1h</text:p>
            </table:table-cell>
            <table:table-cell table:style-name="Tableau1.C3" office:value-type="string">
              <text:p text:style-name="P14"/>
            </table:table-cell>
            <table:table-cell table:style-name="Tableau1.C3" office:value-type="string">
              <text:p text:style-name="P14"/>
            </table:table-cell>
            <table:table-cell table:style-name="Tableau1.C3" office:value-type="string">
              <text:p text:style-name="P14"/>
            </table:table-cell>
            <table:table-cell table:style-name="Tableau1.C3" office:value-type="string">
              <text:p text:style-name="P14">1h</text:p>
            </table:table-cell>
            <table:table-cell table:style-name="Tableau1.C2" office:value-type="string">
              <text:p text:style-name="P14"/>
            </table:table-cell>
          </table:table-row>
          <text:soft-page-break/>
          <table:table-row>
            <table:table-cell table:style-name="Tableau1.A2" office:value-type="string">
              <text:p text:style-name="P14">Index</text:p>
            </table:table-cell>
            <table:table-cell table:style-name="Tableau1.B2" office:value-type="string">
              <text:p text:style-name="P14">1h</text:p>
            </table:table-cell>
            <table:table-cell table:style-name="Tableau1.C3" office:value-type="string">
              <text:p text:style-name="P14">1h</text:p>
            </table:table-cell>
            <table:table-cell table:style-name="Tableau1.C3" office:value-type="string">
              <text:p text:style-name="P14"/>
            </table:table-cell>
            <table:table-cell table:style-name="Tableau1.C3" office:value-type="string">
              <text:p text:style-name="P14"/>
            </table:table-cell>
            <table:table-cell table:style-name="Tableau1.C3" office:value-type="string">
              <text:p text:style-name="P14"/>
            </table:table-cell>
            <table:table-cell table:style-name="Tableau1.C3" office:value-type="string">
              <text:p text:style-name="P14">1h</text:p>
            </table:table-cell>
            <table:table-cell table:style-name="Tableau1.C3" office:value-type="string">
              <text:p text:style-name="P14"/>
            </table:table-cell>
            <table:table-cell table:style-name="Tableau1.C3" office:value-type="string">
              <text:p text:style-name="P14"/>
            </table:table-cell>
            <table:table-cell table:style-name="Tableau1.C2" office:value-type="string">
              <text:p text:style-name="P14"/>
            </table:table-cell>
          </table:table-row>
          <table:table-row>
            <table:table-cell table:style-name="Tableau1.A2" office:value-type="string">
              <text:p text:style-name="P14">Procédure / Fonction</text:p>
            </table:table-cell>
            <table:table-cell table:style-name="Tableau1.B2" office:value-type="string">
              <text:p text:style-name="P14">3h30</text:p>
            </table:table-cell>
            <table:table-cell table:style-name="Tableau1.C3" office:value-type="string">
              <text:p text:style-name="P14"/>
            </table:table-cell>
            <table:table-cell table:style-name="Tableau1.C3" office:value-type="string">
              <text:p text:style-name="P14"/>
            </table:table-cell>
            <table:table-cell table:style-name="Tableau1.C3" office:value-type="string">
              <text:p text:style-name="P14">1h</text:p>
            </table:table-cell>
            <table:table-cell table:style-name="Tableau1.C3" office:value-type="string">
              <text:p text:style-name="P14"/>
            </table:table-cell>
            <table:table-cell table:style-name="Tableau1.C3" office:value-type="string">
              <text:p text:style-name="P14"/>
            </table:table-cell>
            <table:table-cell table:style-name="Tableau1.C3" office:value-type="string">
              <text:p text:style-name="P14">30min</text:p>
            </table:table-cell>
            <table:table-cell table:style-name="Tableau1.C3" office:value-type="string">
              <text:p text:style-name="P14"/>
            </table:table-cell>
            <table:table-cell table:style-name="Tableau1.C2" office:value-type="string">
              <text:p text:style-name="P14">2h</text:p>
            </table:table-cell>
          </table:table-row>
          <table:table-row>
            <table:table-cell table:style-name="Tableau1.A2" office:value-type="string">
              <text:p text:style-name="P14">Docs XML</text:p>
            </table:table-cell>
            <table:table-cell table:style-name="Tableau1.B2" office:value-type="string">
              <text:p text:style-name="P14">1h</text:p>
            </table:table-cell>
            <table:table-cell table:style-name="Tableau1.C3" office:value-type="string">
              <text:p text:style-name="P14"/>
            </table:table-cell>
            <table:table-cell table:style-name="Tableau1.C3" office:value-type="string">
              <text:p text:style-name="P14"/>
            </table:table-cell>
            <table:table-cell table:style-name="Tableau1.C3" office:value-type="string">
              <text:p text:style-name="P14"/>
            </table:table-cell>
            <table:table-cell table:style-name="Tableau1.C3" office:value-type="string">
              <text:p text:style-name="P14"/>
            </table:table-cell>
            <table:table-cell table:style-name="Tableau1.C3" office:value-type="string">
              <text:p text:style-name="P14">1h</text:p>
            </table:table-cell>
            <table:table-cell table:style-name="Tableau1.C3" office:value-type="string">
              <text:p text:style-name="P14"/>
            </table:table-cell>
            <table:table-cell table:style-name="Tableau1.C3" office:value-type="string">
              <text:p text:style-name="P14"/>
            </table:table-cell>
            <table:table-cell table:style-name="Tableau1.C2" office:value-type="string">
              <text:p text:style-name="P14"/>
            </table:table-cell>
          </table:table-row>
          <table:table-row>
            <table:table-cell table:style-name="Tableau1.A2" office:value-type="string">
              <text:p text:style-name="P14">Déclencheur</text:p>
            </table:table-cell>
            <table:table-cell table:style-name="Tableau1.B2" office:value-type="string">
              <text:p text:style-name="P14">1h</text:p>
            </table:table-cell>
            <table:table-cell table:style-name="Tableau1.C3" table:number-columns-spanned="2" office:value-type="string">
              <text:p text:style-name="P14">1h</text:p>
            </table:table-cell>
            <table:covered-table-cell/>
            <table:table-cell table:style-name="Tableau1.C3" office:value-type="string">
              <text:p text:style-name="P14"/>
            </table:table-cell>
            <table:table-cell table:style-name="Tableau1.C3" office:value-type="string">
              <text:p text:style-name="P14"/>
            </table:table-cell>
            <table:table-cell table:style-name="Tableau1.C3" office:value-type="string">
              <text:p text:style-name="P14"/>
            </table:table-cell>
            <table:table-cell table:style-name="Tableau1.C3" office:value-type="string">
              <text:p text:style-name="P14"/>
            </table:table-cell>
            <table:table-cell table:style-name="Tableau1.C3" office:value-type="string">
              <text:p text:style-name="P14"/>
            </table:table-cell>
            <table:table-cell table:style-name="Tableau1.C2" office:value-type="string">
              <text:p text:style-name="P14"/>
            </table:table-cell>
          </table:table-row>
          <table:table-row>
            <table:table-cell table:style-name="Tableau1.A2" office:value-type="string">
              <text:p text:style-name="P14">Interrogation</text:p>
            </table:table-cell>
            <table:table-cell table:style-name="Tableau1.B2" office:value-type="string">
              <text:p text:style-name="P14">9h30</text:p>
            </table:table-cell>
            <table:table-cell table:style-name="Tableau1.C3" office:value-type="string">
              <text:p text:style-name="P14">1h</text:p>
            </table:table-cell>
            <table:table-cell table:style-name="Tableau1.C3" office:value-type="string">
              <text:p text:style-name="P14"/>
            </table:table-cell>
            <table:table-cell table:style-name="Tableau1.C3" office:value-type="string">
              <text:p text:style-name="P14"/>
            </table:table-cell>
            <table:table-cell table:style-name="Tableau1.C3" office:value-type="string">
              <text:p text:style-name="P14">5h</text:p>
            </table:table-cell>
            <table:table-cell table:style-name="Tableau1.C3" office:value-type="string">
              <text:p text:style-name="P14">1h</text:p>
            </table:table-cell>
            <table:table-cell table:style-name="Tableau1.C3" office:value-type="string">
              <text:p text:style-name="P14">2h</text:p>
            </table:table-cell>
            <table:table-cell table:style-name="Tableau1.C3" office:value-type="string">
              <text:p text:style-name="P14"/>
            </table:table-cell>
            <table:table-cell table:style-name="Tableau1.C2" office:value-type="string">
              <text:p text:style-name="P14">30min</text:p>
            </table:table-cell>
          </table:table-row>
          <table:table-row>
            <table:table-cell table:style-name="Tableau1.A2" office:value-type="string">
              <text:p text:style-name="P14">Données</text:p>
            </table:table-cell>
            <table:table-cell table:style-name="Tableau1.B2" office:value-type="string">
              <text:p text:style-name="P14">15h</text:p>
            </table:table-cell>
            <table:table-cell table:style-name="Tableau1.C3" office:value-type="string">
              <text:p text:style-name="P14">3h</text:p>
            </table:table-cell>
            <table:table-cell table:style-name="Tableau1.C3" office:value-type="string">
              <text:p text:style-name="P14">3h</text:p>
            </table:table-cell>
            <table:table-cell table:style-name="Tableau1.C3" office:value-type="string">
              <text:p text:style-name="P14">3h</text:p>
            </table:table-cell>
            <table:table-cell table:style-name="Tableau1.C3" office:value-type="string">
              <text:p text:style-name="P14"/>
            </table:table-cell>
            <table:table-cell table:style-name="Tableau1.C3" office:value-type="string">
              <text:p text:style-name="P14">2h</text:p>
            </table:table-cell>
            <table:table-cell table:style-name="Tableau1.C3" office:value-type="string">
              <text:p text:style-name="P14">2h</text:p>
            </table:table-cell>
            <table:table-cell table:style-name="Tableau1.C3" office:value-type="string">
              <text:p text:style-name="P14">3h</text:p>
            </table:table-cell>
            <table:table-cell table:style-name="Tableau1.C2" office:value-type="string">
              <text:p text:style-name="P14"/>
            </table:table-cell>
          </table:table-row>
          <table:table-row>
            <table:table-cell table:style-name="Tableau1.A2" office:value-type="string">
              <text:p text:style-name="P14">Destruction BD</text:p>
            </table:table-cell>
            <table:table-cell table:style-name="Tableau1.B2" office:value-type="string">
              <text:p text:style-name="P14">30min</text:p>
            </table:table-cell>
            <table:table-cell table:style-name="Tableau1.C3" office:value-type="string">
              <text:p text:style-name="P14"/>
            </table:table-cell>
            <table:table-cell table:style-name="Tableau1.C3" office:value-type="string">
              <text:p text:style-name="P14"/>
            </table:table-cell>
            <table:table-cell table:style-name="Tableau1.C3" office:value-type="string">
              <text:p text:style-name="P14"/>
            </table:table-cell>
            <table:table-cell table:style-name="Tableau1.C3" office:value-type="string">
              <text:p text:style-name="P14"/>
            </table:table-cell>
            <table:table-cell table:style-name="Tableau1.C3" office:value-type="string">
              <text:p text:style-name="P14"/>
            </table:table-cell>
            <table:table-cell table:style-name="Tableau1.C3" office:value-type="string">
              <text:p text:style-name="P14"/>
            </table:table-cell>
            <table:table-cell table:style-name="Tableau1.C3" office:value-type="string">
              <text:p text:style-name="P14">30min</text:p>
            </table:table-cell>
            <table:table-cell table:style-name="Tableau1.C2" office:value-type="string">
              <text:p text:style-name="P14"/>
            </table:table-cell>
          </table:table-row>
          <table:table-row>
            <table:table-cell table:style-name="Tableau1.A2" office:value-type="string">
              <text:p text:style-name="P14">Rapport</text:p>
            </table:table-cell>
            <table:table-cell table:style-name="Tableau1.B2" office:value-type="string">
              <text:p text:style-name="P14">5h</text:p>
            </table:table-cell>
            <table:table-cell table:style-name="Tableau1.C3" office:value-type="string">
              <text:p text:style-name="P14"/>
            </table:table-cell>
            <table:table-cell table:style-name="Tableau1.C3" office:value-type="string">
              <text:p text:style-name="P14"/>
            </table:table-cell>
            <table:table-cell table:style-name="Tableau1.C3" office:value-type="string">
              <text:p text:style-name="P14"/>
            </table:table-cell>
            <table:table-cell table:style-name="Tableau1.C3" office:value-type="string">
              <text:p text:style-name="P14"/>
            </table:table-cell>
            <table:table-cell table:style-name="Tableau1.C3" office:value-type="string">
              <text:p text:style-name="P14">1h</text:p>
            </table:table-cell>
            <table:table-cell table:style-name="Tableau1.C3" office:value-type="string">
              <text:p text:style-name="P14"/>
            </table:table-cell>
            <table:table-cell table:style-name="Tableau1.C3" office:value-type="string">
              <text:p text:style-name="P14"/>
            </table:table-cell>
            <table:table-cell table:style-name="Tableau1.C2" office:value-type="string">
              <text:p text:style-name="P14">4h</text:p>
            </table:table-cell>
          </table:table-row>
          <table:table-row>
            <table:table-cell table:style-name="Tableau1.A13" office:value-type="string">
              <text:p text:style-name="P14">TOTAUX</text:p>
            </table:table-cell>
            <table:table-cell table:style-name="Tableau1.B13" office:value-type="string">
              <text:p text:style-name="P14">41h30</text:p>
            </table:table-cell>
            <table:table-cell table:style-name="Tableau1.C13" office:value-type="string">
              <text:p text:style-name="P14">6h</text:p>
            </table:table-cell>
            <table:table-cell table:style-name="Tableau1.C13" office:value-type="string">
              <text:p text:style-name="P14">5h</text:p>
            </table:table-cell>
            <table:table-cell table:style-name="Tableau1.C13" office:value-type="string">
              <text:p text:style-name="P14">6h</text:p>
            </table:table-cell>
            <table:table-cell table:style-name="Tableau1.C13" office:value-type="string">
              <text:p text:style-name="P14">6h</text:p>
            </table:table-cell>
            <table:table-cell table:style-name="Tableau1.C13" office:value-type="string">
              <text:p text:style-name="P14">7h</text:p>
            </table:table-cell>
            <table:table-cell table:style-name="Tableau1.C13" office:value-type="string">
              <text:p text:style-name="P14">5h30</text:p>
            </table:table-cell>
            <table:table-cell table:style-name="Tableau1.C13" office:value-type="string">
              <text:p text:style-name="P14">8h30</text:p>
            </table:table-cell>
            <table:table-cell table:style-name="Tableau1.J13" office:value-type="string">
              <text:p text:style-name="P14">7h30</text:p>
            </table:table-cell>
          </table:table-row>
        </table:table>
        <text:p text:style-name="Standard"/>
        <text:h text:style-name="Heading_20_2" text:outline-level="2">Les tâches restantes</text:h>
        <text:h text:style-name="P24" text:outline-level="1" text:is-list-header="true">Conclusion</text:h>
        <text:p text:style-name="P7">A travers ce projet de conception et développement d'une Base de Données quelconque, nous avons pu mettre en pratique certaines notions vues en cours tout en travaillant en groupe. Nos difficultés majeures venaient de la communication intra-groupe ainsi que de notre propre gestion du temps. Finalement, on peut se pencher sur comment améliorer cette BD notamment en ce qui concerne la procédure AfficherAge( nc : entier ), qui donne l'âge du client que celui-ci atteindra pendant l'année courante, et non l'âge réel au jour près. On peut encore implémenter pourquoi pas de nouvelles tables, champs, permettant la gestion d'un système de fidélité récompensant le client.</text:p>
        <text:p text:style-name="Standard"/>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ymbol" svg:font-family="Symbol" style:font-charset="x-symbol"/>
    <style:font-face style:name="OpenSymbol1" svg:font-family="OpenSymbol"/>
    <style:font-face style:name="OpenSymbol" svg:font-family="OpenSymbol, 'Arial Unicode MS'"/>
    <style:font-face style:name="Tahoma1" svg:font-family="Tahoma"/>
    <style:font-face style:name="DejaVu Sans" svg:font-family="'DejaVu Sans'" style:font-pitch="variable"/>
    <style:font-face style:name="SimSun" svg:font-family="SimSun, 宋体"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fr" fo:country="FR" style:font-name-asian="Arial Unicode MS"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fo:hyphenation-ladder-count="no-limit" style:shadow="none" style:writing-mode="lr-tb"/>
      <style:text-properties style:use-window-font-color="true" style:font-name="Times New Roman" fo:font-size="12pt" fo:language="fr" fo:country="FR" style:font-name-asian="SimSun" style:font-size-asian="12pt" style:language-asian="zh" style:country-asian="CN"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master-page-name="">
      <style:paragraph-properties fo:margin-top="1.42cm" fo:margin-bottom="0cm" fo:text-align="center" style:justify-single-word="false" style:page-number="auto" fo:background-color="#cccccc" fo:padding="0.349cm" fo:border="0.002cm solid #ffffff" style:shadow="none" fo:keep-with-next="always">
        <style:tab-stops/>
        <style:background-image/>
      </style:paragraph-properties>
      <style:text-properties fo:color="#5e11a6" style:font-name="Arial" fo:font-size="28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Standard" style:default-outline-level="1" style:class="text">
      <style:paragraph-properties fo:margin-top="0.423cm" fo:margin-bottom="0.635cm" fo:line-height="150%" fo:keep-with-next="always"/>
      <style:text-properties fo:color="#0099ff" style:font-name="Arial" fo:font-size="20pt" style:text-underline-style="none" style:letter-kerning="true" style:font-size-asian="20pt"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margin-top="0.635cm" fo:margin-bottom="0.318cm" fo:line-height="200%" fo:keep-with-next="always"/>
      <style:text-properties style:font-name="Arial" fo:font-size="14pt" style:text-underline-style="none" fo:font-weight="normal" style:font-size-asian="14pt" style:font-weight-asian="normal" style:font-name-complex="Arial"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635cm" fo:margin-bottom="0.494cm" fo:line-height="150%" fo:keep-with-next="always"/>
      <style:text-properties style:font-name="Arial" fo:font-size="13pt" style:text-underline-style="none" fo:font-weight="normal" style:font-size-asian="13pt" style:font-weight-asian="bold" style:font-name-complex="Arial" style:font-size-complex="13pt" style:font-weight-complex="bold"/>
    </style:style>
    <style:style style:name="Heading_20_4" style:display-name="Heading 4" style:family="paragraph" style:parent-style-name="Standard" style:next-style-name="Standard" style:default-outline-level="4" style:class="text">
      <style:paragraph-properties fo:margin-top="0.423cm" fo:margin-bottom="0.106cm"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margin-top="0.423cm" fo:margin-bottom="0.106cm"/>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423cm" fo:margin-bottom="0.106cm"/>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style:style>
    <style:style style:name="Heading_20_8" style:display-name="Heading 8" style:family="paragraph" style:parent-style-name="Standard" style:next-style-name="Standard" style:default-outline-level="8" style:class="text">
      <style:paragraph-properties fo:margin-top="0.423cm" fo:margin-bottom="0.106cm"/>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style:text-properties style:font-name="Arial" fo:font-size="11pt" style:font-size-asian="11pt" style:font-name-complex="Arial" style:font-size-complex="11pt"/>
    </style:style>
    <style:style style:name="Heading_20__28_user_29_" style:display-name="Heading (user)" style:family="paragraph" style:parent-style-name="Standard" style:next-style-name="Text_20_body">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Caption_20__28_user_29_" style:display-name="Caption (user)" style:family="paragraph" style:parent-style-name="Standard">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Gros_20_Titre" style:display-name="Gros Titre" style:family="paragraph" style:parent-style-name="Standard" style:next-style-name="Standard">
      <style:paragraph-properties fo:margin-top="0cm" fo:margin-bottom="1.48cm" fo:line-height="200%" fo:text-align="center" style:justify-single-word="false" fo:padding-left="0cm" fo:padding-right="0cm" fo:padding-top="0.035cm" fo:padding-bottom="0.035cm" fo:border-left="none" fo:border-right="none" fo:border-top="0.018cm solid #000000" fo:border-bottom="0.018cm solid #000000"/>
      <style:text-properties fo:text-transform="uppercase" fo:font-size="24pt" fo:text-shadow="1pt 1pt" fo:font-weight="bold" style:font-size-asian="24pt" style:font-weight-asian="bold"/>
    </style:style>
    <style:style style:name="First_20_line_20_indent_20__28_user_29_" style:display-name="First line indent (user)" style:family="paragraph" style:parent-style-name="Text_20_body">
      <style:paragraph-properties fo:margin-left="0cm" fo:margin-right="0cm" fo:text-indent="0.499cm" style:auto-text-indent="false"/>
    </style:style>
    <style:style style:name="MyTextBody" style:family="paragraph" style:parent-style-name="First_20_line_20_indent_20__28_user_29_">
      <style:paragraph-properties fo:margin-left="0cm" fo:margin-right="0cm" fo:text-indent="1.27cm" style:auto-text-indent="false"/>
      <style:text-properties fo:language="fr" fo:country="FR"/>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_20__28_user_29_" style:display-name="Contents Heading (user)" style:family="paragraph" style:parent-style-name="Heading_20__28_user_29_">
      <style:paragraph-properties fo:margin-left="0cm" fo:margin-right="0cm" fo:margin-top="0.621cm" fo:margin-bottom="0.61cm" fo:text-align="center"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199cm" fo:margin-bottom="0.199cm" fo:text-indent="0cm" style:auto-text-indent="false">
        <style:tab-stops>
          <style:tab-stop style:position="17cm" style:type="right" style:leader-style="dotted" style:leader-text="."/>
        </style:tab-stops>
      </style:paragraph-properties>
    </style:style>
    <style:style style:name="Title" style:family="paragraph" style:parent-style-name="Heading_20__28_user_29_" style:next-style-name="Subtitle" style:class="chapter">
      <style:paragraph-properties fo:margin-top="0.22cm" fo:margin-bottom="0.21cm" fo:text-align="start" style:justify-single-word="false"/>
      <style:text-properties fo:font-size="14pt" fo:font-weight="normal" style:font-size-asian="14pt" style:font-weight-asian="normal" style:font-size-complex="18pt" style:font-weight-complex="bold"/>
    </style:style>
    <style:style style:name="Subtitle" style:family="paragraph" style:parent-style-name="Heading_20__28_user_29_"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MyTitle" style:family="paragraph" style:parent-style-name="Title" style:list-style-name="WW8Num2">
      <style:paragraph-properties fo:margin-left="0cm" fo:margin-right="0cm" fo:margin-top="0.178cm" fo:margin-bottom="0.203cm" fo:text-align="start" style:justify-single-word="false" fo:text-indent="0cm" style:auto-text-indent="false"/>
      <style:text-properties style:font-name="Times New Roman" fo:font-size="16pt" fo:font-weight="normal" style:font-size-asian="16pt" style:font-weight-asian="normal"/>
    </style:style>
    <style:style style:name="Footer" style:family="paragraph" style:parent-style-name="Standard" style:class="extra" style:master-page-name="">
      <style:paragraph-properties style:page-number="auto" fo:background-color="transparent" style:shadow="none" text:number-lines="false" text:line-number="0">
        <style:tab-stops>
          <style:tab-stop style:position="7.999cm" style:type="center"/>
          <style:tab-stop style:position="16cm" style:type="right"/>
        </style:tab-stops>
        <style:background-image/>
      </style:paragraph-properties>
    </style:style>
    <style:style style:name="Contents_20_2" style:display-name="Contents 2" style:family="paragraph" style:parent-style-name="Index" style:class="index">
      <style:paragraph-properties fo:margin-left="1cm" fo:margin-right="0cm" fo:margin-top="0.101cm" fo:margin-bottom="0.101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_20__28_user_29_" style:display-name="Contents 10 (user)" style:family="paragraph" style:parent-style-name="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able_20_Contents_20__28_user_29_" style:display-name="Table Contents (user)" style:family="paragraph" style:parent-style-name="Standard">
      <style:paragraph-properties text:number-lines="false" text:line-number="0"/>
    </style:style>
    <style:style style:name="Table_20_Heading_20__28_user_29_" style:display-name="Table Heading (user)" style:family="paragraph" style:parent-style-name="Table_20_Contents_20__28_user_29_">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er_20_right" style:display-name="Header right"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WW8Num3z0" style:family="text">
      <style:text-properties style:font-name="Symbol" style:font-name-complex="OpenSymbol"/>
    </style:style>
    <style:style style:name="WW8Num3z1" style:family="text">
      <style:text-properties style:font-name="OpenSymbol" style:font-name-complex="OpenSymbol"/>
    </style:style>
    <style:style style:name="WW8Num4z0" style:family="text">
      <style:text-properties style:font-name="Symbol" style:font-name-complex="OpenSymbol"/>
    </style:style>
    <style:style style:name="WW8Num4z1" style:family="text">
      <style:text-properties style:font-name="OpenSymbol" style:font-name-complex="OpenSymbol"/>
    </style:style>
    <style:style style:name="WW8Num4z3" style:family="text">
      <style:text-properties style:font-name="Symbol" style:font-name-complex="OpenSymbol"/>
    </style:style>
    <style:style style:name="Absatz-Standardschriftart" style:family="text"/>
    <style:style style:name="WW-Absatz-Standardschriftart" style:family="text"/>
    <style:style style:name="WW-Absatz-Standardschriftart1" style:family="text"/>
    <style:style style:name="Police_20_par_20_défaut" style:display-name="Police par défaut" style:family="text"/>
    <style:style style:name="Bullets" style:family="text">
      <style:text-properties style:font-name="OpenSymbol" style:font-name-asian="OpenSymbol" style:font-name-complex="OpenSymbol"/>
    </style:style>
    <style:style style:name="Numbering_20_Symbols_20__28_user_29_" style:display-name="Numbering Symbols (user)"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1" style:font-name-asian="OpenSymbol1" style:font-name-complex="OpenSymbol1"/>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I">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text:list-tab-stop-position="1cm" fo:text-indent="1.101cm"/>
        </style:list-level-properties>
      </text:outline-level-style>
      <text:outline-level-style text:level="3" style:num-format="a" style:num-letter-sync="true" text:display-levels="3">
        <style:list-level-properties text:list-level-position-and-space-mode="label-alignment">
          <style:list-level-label-alignment text:label-followed-by="listtab" fo:text-indent="2.6cm"/>
        </style:list-level-properties>
      </text:outline-level-style>
      <text:outline-level-style text:level="4" style:num-format="1" text:display-levels="4">
        <style:list-level-properties text:list-level-position-and-space-mode="label-alignment">
          <style:list-level-label-alignment text:label-followed-by="listtab" text:list-tab-stop-position="0.924cm" fo:text-indent="-1.524cm" fo:margin-left="0.924cm"/>
        </style:list-level-properties>
      </text:outline-level-style>
      <text:outline-level-style text:level="5" style:num-format="1" text:display-levels="5">
        <style:list-level-properties text:list-level-position-and-space-mode="label-alignment">
          <style:list-level-label-alignment text:label-followed-by="listtab" text:list-tab-stop-position="1.178cm" fo:text-indent="-1.778cm" fo:margin-left="1.178cm"/>
        </style:list-level-properties>
      </text:outline-level-style>
      <text:outline-level-style text:level="6" style:num-format="1" text:display-levels="6">
        <style:list-level-properties text:list-level-position-and-space-mode="label-alignment">
          <style:list-level-label-alignment text:label-followed-by="listtab" text:list-tab-stop-position="1.432cm" fo:text-indent="-2.032cm" fo:margin-left="1.432cm"/>
        </style:list-level-properties>
      </text:outline-level-style>
      <text:outline-level-style text:level="7" style:num-format="1" text:display-levels="7">
        <style:list-level-properties text:list-level-position-and-space-mode="label-alignment">
          <style:list-level-label-alignment text:label-followed-by="listtab" text:list-tab-stop-position="1.686cm" fo:text-indent="-2.286cm" fo:margin-left="1.686cm"/>
        </style:list-level-properties>
      </text:outline-level-style>
      <text:outline-level-style text:level="8" style:num-format="1" text:display-levels="8">
        <style:list-level-properties text:list-level-position-and-space-mode="label-alignment">
          <style:list-level-label-alignment text:label-followed-by="listtab" text:list-tab-stop-position="1.94cm" fo:text-indent="-2.54cm" fo:margin-left="1.94cm"/>
        </style:list-level-properties>
      </text:outline-level-style>
      <text:outline-level-style text:level="9" style:num-format="1" text:display-levels="9">
        <style:list-level-properties text:list-level-position-and-space-mode="label-alignment">
          <style:list-level-label-alignment text:label-followed-by="listtab" text:list-tab-stop-position="2.194cm" fo:text-indent="-2.794cm" fo:margin-left="2.1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suffix="." style:num-format="I">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101cm"/>
        </style:list-level-properties>
      </text:list-level-style-number>
      <text:list-level-style-number text:level="3" style:num-format="a" style:num-letter-sync="true" text:display-levels="3">
        <style:list-level-properties text:list-level-position-and-space-mode="label-alignment">
          <style:list-level-label-alignment text:label-followed-by="listtab" fo:text-indent="2.6cm"/>
        </style:list-level-properties>
      </text:list-level-style-number>
      <text:list-level-style-number text:level="4" style:num-format="1" text:display-levels="4">
        <style:list-level-properties text:list-level-position-and-space-mode="label-alignment">
          <style:list-level-label-alignment text:label-followed-by="listtab" text:list-tab-stop-position="0.924cm" fo:text-indent="-1.524cm" fo:margin-left="0.924cm"/>
        </style:list-level-properties>
      </text:list-level-style-number>
      <text:list-level-style-number text:level="5" style:num-format="1" text:display-levels="5">
        <style:list-level-properties text:list-level-position-and-space-mode="label-alignment">
          <style:list-level-label-alignment text:label-followed-by="listtab" text:list-tab-stop-position="1.178cm" fo:text-indent="-1.778cm" fo:margin-left="1.178cm"/>
        </style:list-level-properties>
      </text:list-level-style-number>
      <text:list-level-style-number text:level="6" style:num-format="1" text:display-levels="6">
        <style:list-level-properties text:list-level-position-and-space-mode="label-alignment">
          <style:list-level-label-alignment text:label-followed-by="listtab" text:list-tab-stop-position="1.432cm" fo:text-indent="-2.032cm" fo:margin-left="1.432cm"/>
        </style:list-level-properties>
      </text:list-level-style-number>
      <text:list-level-style-number text:level="7" style:num-format="1" text:display-levels="7">
        <style:list-level-properties text:list-level-position-and-space-mode="label-alignment">
          <style:list-level-label-alignment text:label-followed-by="listtab" text:list-tab-stop-position="1.686cm" fo:text-indent="-2.286cm" fo:margin-left="1.686cm"/>
        </style:list-level-properties>
      </text:list-level-style-number>
      <text:list-level-style-number text:level="8" style:num-format="1" text:display-levels="8">
        <style:list-level-properties text:list-level-position-and-space-mode="label-alignment">
          <style:list-level-label-alignment text:label-followed-by="listtab" text:list-tab-stop-position="1.94cm" fo:text-indent="-2.54cm" fo:margin-left="1.94cm"/>
        </style:list-level-properties>
      </text:list-level-style-number>
      <text:list-level-style-number text:level="9" style:num-format="1" text:display-levels="9">
        <style:list-level-properties text:list-level-position-and-space-mode="label-alignment">
          <style:list-level-label-alignment text:label-followed-by="listtab" text:list-tab-stop-position="2.194cm" fo:text-indent="-2.794cm" fo:margin-left="2.1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format="I">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format="I"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I"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Wingdings" style:font-charset="x-symbol"/>
      </text:list-level-style-bullet>
      <text:list-level-style-bullet text:level="2" text:style-name="WW8Num4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z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start" style:justify-single-word="false"/>
      <style:text-properties fo:font-size="11pt" fo:language="fr" fo:country="FR" style:font-size-asian="11pt" style:font-size-complex="11pt"/>
    </style:style>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392cm" fo:margin-left="0cm" fo:margin-right="0cm" fo:margin-bottom="1.293cm" style:dynamic-spacing="true"/>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3.891cm" fo:margin-bottom="3.485cm" fo:margin-left="2.499cm" fo:margin-right="2.499cm" style:writing-mode="lr-tb" style:layout-grid-color="#c0c0c0" style:layout-grid-lines="35"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Département Informatique de l'Institut Universitaire de Technologie de l'Université Bordeaux I</text:p>
        <text:p text:style-name="MP1">Année Universitaire 2011 / 2012<text:tab/><text:tab/>S3</text:p>
      </style:header>
      <style:footer>
        <text:p text:style-name="Footer"/>
      </style:footer>
    </style:master-page>
    <style:master-page style:name="First_20_Page" style:display-name="First Page" style:page-layout-name="Mpm2" style:next-style-name="Standard">
      <style:header>
        <text:p text:style-name="Standard"/>
      </style:header>
      <style:footer>
        <text:p text:style-name="Footer"/>
      </style:footer>
    </style:master-page>
    <style:master-page style:name="Conversion_20_1" style:display-name="Conversion 1" style:page-layout-name="Mpm2">
      <style:header>
        <text:p text:style-name="MP1">Département Informatique de l'Institut Universitaire de Technologie de l'Université Bordeaux I</text:p>
        <text:p text:style-name="Header_20_right">Année Universitaire 2011 / 2012<text:tab/><text:tab/>S3</text:p>
        <text:p text:style-name="Header_20_right"/>
      </style:header>
      <style:footer>
        <text:p text:style-name="Footer"><text:page-number text:select-page="current">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LE GROS TITRE T'AS VU</dc:title>
    <meta:creation-date>2011-10-26T17:56:32</meta:creation-date>
    <dc:date>2011-11-04T07:26:29.31</dc:date>
    <meta:editing-cycles>8</meta:editing-cycles>
    <meta:editing-duration>PT08H55M11S</meta:editing-duration>
    <meta:generator>OpenOffice.org/3.2$Win32 OpenOffice.org_project/320m12$Build-9483</meta:generator>
    <meta:document-statistic meta:table-count="1" meta:image-count="0" meta:object-count="0" meta:page-count="8" meta:paragraph-count="190" meta:word-count="1026" meta:character-count="6039"/>
  </office:meta>
</office:document-meta>
</file>